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ALVITES QUISPE EDER JOSU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761911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1945050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ALVITES QUISPE EDER JOSU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76191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1 945 0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7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398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24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1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53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604997</text:p>
          </table:table-cell>
          <table:table-cell table:style-name="Tabla2.D3" office:value-type="string">
            <text:p text:style-name="P23">354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3:33:3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